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9.999cm" table:align="margins" style:shadow="none"/>
    </style:style>
    <style:style style:name="Tabella1.A" style:family="table-column">
      <style:table-column-properties style:column-width="6.292cm" style:rel-column-width="3567*"/>
    </style:style>
    <style:style style:name="Tabella1.B" style:family="table-column">
      <style:table-column-properties style:column-width="3.708cm" style:rel-column-width="2102*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718cm"/>
    </style:style>
    <style:style style:name="P1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2" style:family="paragraph" style:parent-style-name="Standard">
      <style:text-properties officeooo:paragraph-rsid="005c8b59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Courier 10 Pitch" fo:font-size="15pt" fo:font-weight="normal" officeooo:rsid="005e18e9" officeooo:paragraph-rsid="005e18e9" style:font-size-asian="15pt" style:font-weight-asian="normal" style:font-size-complex="15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Courier 10 Pitch" fo:font-size="12pt" fo:font-weight="normal" officeooo:rsid="005e18e9" officeooo:paragraph-rsid="005e18e9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urier 10 Pitch" fo:font-size="10pt" fo:font-weight="normal" officeooo:rsid="005e18e9" officeooo:paragraph-rsid="005e18e9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9" style:family="paragraph" style:parent-style-name="Table_20_Contents">
      <style:text-properties style:font-name="Courier 10 Pitch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621db7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o in objects"&gt;</text:placeholder></text:p>
      <text:p text:style-name="P3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">Cod. <text:placeholder text:placeholder-type="text">&lt;o.default_code or ''&gt;</text:placeholder></text:p>
          </table:table-cell>
          <table:table-cell table:style-name="Tabella1.A1" table:number-rows-spanned="3" office:value-type="string">
            <text:p text:style-name="P7">Listino <text:placeholder text:placeholder-type="text">&lt;formatLang(o.lst_price or 0)&gt;</text:placeholder></text:p>
            <text:p text:style-name="P7">SCONTO <text:span text:style-name="T2">50%</text:span></text:p>
            <text:p text:style-name="P3"/>
            <text:p text:style-name="P5"><text:placeholder text:placeholder-type="text">&lt;formatLang(o.lst_price * 0,5)&gt;</text:placeholder></text:p>
            <text:p text:style-name="P6">+ iva 22%</text:p>
            <text:p text:style-name="P5"/>
            <text:p text:style-name="P5"><text:placeholder text:placeholder-type="text">&lt;formatLang(o.lst_price * 0,5 * 1,22)&gt;</text:placeholder></text:p>
            <text:p text:style-name="P6">+ iva inclusa</text:p>
            <text:p text:style-name="P3"/>
          </table:table-cell>
        </table:table-row>
        <table:table-row table:style-name="Tabella1.2">
          <table:table-cell table:style-name="Tabella1.A1" office:value-type="string">
            <text:p text:style-name="P3"><text:placeholder text:placeholder-type="text">&lt;o.name&gt;</text:placeholder></text:p>
          </table:table-cell>
          <table:covered-table-cell/>
        </table:table-row>
        <table:table-row>
          <table:table-cell table:style-name="Tabella1.A1" office:value-type="string">
            <text:p text:style-name="P9"><draw:frame draw:style-name="fr1" draw:name="image:asimage(o.default_photo or False)" text:anchor-type="as-char" svg:width="6.098cm" style:rel-width="100%" svg:height="0.499cm" style:rel-height="scale-min" draw:z-index="0"><draw:text-box><text:p text:style-name="Frame_20_contents"/></draw:text-box></draw:frame></text:p>
          </table:table-cell>
          <table:covered-table-cell/>
        </table:table-row>
      </table:table>
      <text:p text:style-name="P4"/>
      <text:p text:style-name="P8"><text:placeholder text:placeholder-type="text">&lt;/for&gt;</text:placeholder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9.999cm" fo:page-height="11cm" style:num-format="1" style:print-orientation="landscape" fo:margin-top="0cm" fo:margin-bottom="0cm" fo:margin-left="0cm" fo:margin-right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3-07T18:09:00.945156399</dc:date>
    <dc:creator>thebrush </dc:creator>
    <meta:editing-duration>PT4H8M16S</meta:editing-duration>
    <meta:editing-cycles>82</meta:editing-cycles>
    <meta:document-statistic meta:table-count="1" meta:image-count="0" meta:object-count="0" meta:page-count="2" meta:paragraph-count="11" meta:word-count="30" meta:character-count="177" meta:non-whitespace-character-count="157"/>
  </office:meta>
</office:document-meta>
</file>